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loext:contextual-spacing="false" fo:margin-top="0cm" fo:margin-bottom="0cm"/>
    </style:style>
    <style:style style:name="P2" style:family="paragraph" style:parent-style-name="Standard">
      <style:paragraph-properties loext:contextual-spacing="false" fo:margin-top="0cm" fo:margin-bottom="0cm" fo:text-align="justify" style:justify-single-word="false"/>
    </style:style>
    <style:style style:name="P3" style:family="paragraph" style:parent-style-name="Standard">
      <style:paragraph-properties loext:contextual-spacing="false" fo:margin-top="0cm" fo:margin-bottom="0cm" fo:text-align="justify" style:justify-single-word="false"/>
      <style:text-properties fo:font-weight="bold" style:font-weight-asian="bold"/>
    </style:style>
    <style:style style:name="P4" style:family="paragraph" style:parent-style-name="Heading_20_3">
      <style:paragraph-properties loext:contextual-spacing="false" fo:margin-top="0cm" fo:margin-bottom="0cm" fo:text-align="justify" style:justify-single-word="false"/>
    </style:style>
    <style:style style:name="P5" style:family="paragraph" style:parent-style-name="Heading_20_2">
      <style:paragraph-properties loext:contextual-spacing="false" fo:margin-top="0cm" fo:margin-bottom="0cm"/>
    </style:style>
    <style:style style:name="P6" style:family="paragraph" style:parent-style-name="Standard">
      <style:paragraph-properties loext:contextual-spacing="false" fo:margin-left="1.27cm" fo:margin-right="0cm" fo:margin-top="0cm" fo:margin-bottom="0cm" fo:text-align="justify" style:justify-single-word="false" fo:text-indent="0cm" style:auto-text-indent="false"/>
    </style:style>
    <style:style style:name="P7" style:family="paragraph" style:parent-style-name="Subtitle">
      <style:paragraph-properties loext:contextual-spacing="false" fo:margin-top="0cm" fo:margin-bottom="0cm" fo:text-align="justify" style:justify-single-word="false"/>
      <style:text-properties fo:font-size="12pt" style:font-size-asian="12pt" style:font-size-complex="12pt"/>
    </style:style>
    <style:style style:name="P8" style:family="paragraph" style:parent-style-name="Heading_20_1" style:master-page-name="Standard">
      <style:paragraph-properties loext:contextual-spacing="false" fo:margin-top="0cm" fo:margin-bottom="0cm" fo:text-align="justify" style:justify-single-word="false" style:page-number="1"/>
    </style:style>
    <style:style style:name="P9" style:family="paragraph" style:parent-style-name="Standard" style:list-style-name="WWNum6">
      <style:paragraph-properties fo:margin-left="1.27cm" fo:margin-right="0cm" fo:text-align="justify" style:justify-single-word="false" fo:text-indent="-0.635cm" style:auto-text-indent="false"/>
      <style:text-properties fo:font-weight="bold" style:font-weight-asian="bold"/>
    </style:style>
    <style:style style:name="P10" style:family="paragraph" style:parent-style-name="Standard" style:list-style-name="WWNum5">
      <style:paragraph-properties fo:margin-left="1.27cm" fo:margin-right="0cm" fo:text-align="justify" style:justify-single-word="false" fo:text-indent="-0.635cm" style:auto-text-indent="false"/>
      <style:text-properties fo:font-weight="bold" style:font-weight-asian="bold"/>
    </style:style>
    <style:style style:name="P11" style:family="paragraph" style:parent-style-name="Standard" style:list-style-name="WWNum4">
      <style:paragraph-properties fo:margin-left="1.27cm" fo:margin-right="0cm" fo:text-align="justify" style:justify-single-word="false" fo:text-indent="-0.635cm" style:auto-text-indent="false"/>
      <style:text-properties fo:font-weight="bold" style:font-weight-asian="bold"/>
    </style:style>
    <style:style style:name="P12" style:family="paragraph" style:parent-style-name="Standard" style:list-style-name="WWNum2">
      <style:paragraph-properties fo:margin-left="1.27cm" fo:margin-right="0cm" fo:text-align="justify" style:justify-single-word="false" fo:text-indent="-0.635cm" style:auto-text-indent="false"/>
      <style:text-properties fo:font-weight="bold" style:font-weight-asian="bold"/>
    </style:style>
    <style:style style:name="P13" style:family="paragraph" style:parent-style-name="Standard" style:list-style-name="WWNum3">
      <style:paragraph-properties fo:margin-left="1.27cm" fo:margin-right="0cm" fo:text-align="justify" style:justify-single-word="false" fo:text-indent="-0.635cm" style:auto-text-indent="false"/>
      <style:text-properties fo:font-weight="bold" style:font-weight-asian="bold"/>
    </style:style>
    <style:style style:name="P14" style:family="paragraph" style:parent-style-name="Standard" style:list-style-name="WWNum1">
      <style:paragraph-properties fo:margin-left="1.27cm" fo:margin-right="0cm" fo:text-align="justify" style:justify-single-word="false" fo:text-indent="-0.635cm" style:auto-text-indent="false"/>
      <style:text-properties fo:font-weight="bold" style:font-weight-asian="bold"/>
    </style:style>
    <style:style style:name="P15" style:family="paragraph" style:parent-style-name="Standard">
      <style:paragraph-properties loext:contextual-spacing="false" fo:margin-left="1.27cm" fo:margin-right="0cm" fo:margin-top="0cm" fo:margin-bottom="0cm" fo:text-align="justify" style:justify-single-word="false" fo:text-indent="0cm"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vpe6pm79rbfv"/>PROYECTO FINAL JAVA CON SPRING MVC - Documento de Requisitos</text:p>
      <text:p text:style-name="P5"><text:bookmark text:name="_pipyfqrcwsp8"/>Enciclopedia de personajes históricos</text:p>
      <text:p text:style-name="P1"/>
      <text:p text:style-name="P4"><text:bookmark text:name="_tpjx8ztk1y9n"/>Introducción</text:p>
      <text:p text:style-name="P7"><text:bookmark text:name="_u9rr27b57dw0"/>Caso de uso</text:p>
      <text:p text:style-name="P6">Un usuario necesita información sobre la Guerra Civil Española para un trabajo del instituto. Para ello acude a esta página. Al entrar en la página web, una pantalla de introducción le da la bienvenida y ve un listado con varios períodos históricos distintos. A continuación, procede a utilizar el buscador para encontrar la entrada relativa a la guerra civil. Tras encontrarla y acceder a ésta, se le presenta una página con información histórica sobre el conflicto, una serie de enlaces que detalla cada bando que participó y finalmente, un listado de personajes relacionados con el conflicto. Aquí, el usuario vuelve a utilizar el buscador para encontrar las entradas de varias personas importantes, donde lee información sobre éstas y termina su proyecto.</text:p>
      <text:p text:style-name="P6"/>
      <text:p text:style-name="P2"/>
      <text:p text:style-name="P7"><text:bookmark text:name="_5ltlgqwmadz4"/>Requisitos funcionales</text:p>
      <text:list xml:id="list6734688411763696326" text:style-name="WWNum6">
        <text:list-item>
          <text:p text:style-name="P9">Creación y gestión de Directorios</text:p>
        </text:list-item>
      </text:list>
      <text:p text:style-name="P3"/>
      <text:p text:style-name="P6">Un usuario administrador podrá crear lo que se denominan directorios, que es la entidad que engloba el resto de páginas de información y refiere a un período histórico concreto.</text:p>
      <text:p text:style-name="P6"/>
      <text:p text:style-name="P6">Al crear un directorio se proporciona una plantilla donde se introducen los datos, como el nombre para el período, los años que duró y un resumen del conflicto, que se mostrará al resto de usuarios cuando accedan al directorio.</text:p>
      <text:p text:style-name="P6"/>
      <text:p text:style-name="P6">Además, los administradores tendrán libertad para editar y eliminar directorios existentes.</text:p>
      <text:p text:style-name="P6"/>
      <text:p text:style-name="P6"/>
      <text:list xml:id="list7513094124507537508" text:style-name="WWNum5">
        <text:list-item>
          <text:p text:style-name="P10">Gestión de Entradas de Personaje</text:p>
        </text:list-item>
      </text:list>
      <text:p text:style-name="P6"/>
      <text:p text:style-name="P6">Un usuario administrador tendrá la posibilidad de crear, editar y eliminar entradas de personas dentro de un directorio concreto. Al crear una nueva entrada, se presenta una plantilla estándar donde el usuario introduce los datos, como el nombre, una biografía, un retrato o foto, etc.</text:p>
      <text:p text:style-name="P6">DEJAMOS FOTO PARA EL FINAL </text:p>
      <text:p text:style-name="P6"/>
      <text:list xml:id="list5953772625025830955" text:style-name="WWNum4">
        <text:list-item>
          <text:p text:style-name="P11">Creación de nuevos campos para la Entrada de Personaje</text:p>
        </text:list-item>
      </text:list>
      <text:p text:style-name="P2"/>
      <text:p text:style-name="P6">Un usuario administrador que esté creando o editando una entrada de una persona podrá añadir nuevos campos a la plantilla estándar que se le proporciona. Esto permite añadir información que pueda ser relevante para un período histórico <text:soft-page-break/>concreto pero no para otros.</text:p>
      <text:p text:style-name="P6">EXTENDIDO, LA GESTIÓN DE PLANTILLAS PUEDE SER COMPLEJA</text:p>
      <text:p text:style-name="P6"/>
      <text:list xml:id="list7714808893189454544" text:style-name="WWNum2">
        <text:list-item>
          <text:p text:style-name="P12">Gestión de Afiliaciones</text:p>
        </text:list-item>
      </text:list>
      <text:p text:style-name="P6"/>
      <text:p text:style-name="P6">Un usuario administrador podrá crear, editar y eliminar dentro de cada directorio varias “afiliaciones”, que representan los diferentes bandos dentro de un conflicto o período. Cada personaje tiene asociado una o varias afiliaciones.</text:p>
      <text:p text:style-name="P6"/>
      <text:p text:style-name="P6">De cada afiliación el usuario podrá escribir información histórica relativa a ésta a través de una plantilla.</text:p>
      <text:p text:style-name="P6">EXTENDIDO, DE MOMENTO GESTIONAMOS PERSONAJES SIN AFILIACIONES</text:p>
      <text:p text:style-name="P6"/>
      <text:list xml:id="list4498984002191560802" text:style-name="WWNum3">
        <text:list-item>
          <text:p text:style-name="P13">Búsqueda filtrada</text:p>
        </text:list-item>
      </text:list>
      <text:p text:style-name="P3"/>
      <text:p text:style-name="P6">Los usuarios podrán realizar búsquedas a partir del nombre de todos los elementos del sistema. Esto incluye búsqueda de directorios y, dentro de cada directorio, búsqueda de personajes.</text:p>
      <text:p text:style-name="P6">ENTIENDO QUE ACCESO PÚBLICO A LA INFORMACIÓN GESTIONADA POR LOS ADMIN </text:p>
      <text:p text:style-name="P6"/>
      <text:list xml:id="list2038111678583481725" text:style-name="WWNum1">
        <text:list-item>
          <text:p text:style-name="P14">Acceso al sistema de administración</text:p>
        </text:list-item>
      </text:list>
      <text:p text:style-name="P3"/>
      <text:p text:style-name="P6">La página dispondrá de un sistema de acceso a través del cual los usuarios administradores podrán acceder proporcionando un nombre de usuario y una contraseña. Tras acceder tendrán acceso a las opciones de edición, que les permite crear nuevas entradas o directorios, editar alguna entrada existente o eliminarlas.</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s" fo:country="ES"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true" fo:margin-top="0cm" fo:margin-bottom="0cm"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document-statistic meta:table-count="0" meta:image-count="0" meta:object-count="0" meta:page-count="2" meta:paragraph-count="25" meta:word-count="499" meta:character-count="3198"/>
    <dc:date>2018-11-12T13:05:26</dc:date>
    <dc:creator>Alejandro Jurado</dc:creator>
    <meta:editing-duration>PT5M10S</meta:editing-duration>
    <meta:editing-cycles>1</meta:editing-cycles>
  </office:meta>
</office:document-meta>
</file>